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helvetica" svg:font-family="helvetica, arial, 'lucida grand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Heading_20_3">
      <style:paragraph-properties fo:text-align="center" style:justify-single-word="false"/>
    </style:style>
    <style:style style:name="T1" style:family="text">
      <style:text-properties fo:font-variant="normal" fo:text-transform="none" fo:color="#373e4d" style:font-name="helvetica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{{ Imię Nazwisko }}</text:p>
      <text:p text:style-name="P2"/>
      <text:h text:style-name="P3" text:outline-level="1">Sprawozdanie</text:h>
      <text:p text:style-name="P1"/>
      <text:h text:style-name="P4" text:outline-level="2">Techniki Programowania równoległego</text:h>
      <text:h text:style-name="P5" text:outline-level="3">Programowanie GPU/CUDA mnożenie macierzy</text:h>
      <text:p text:style-name="P1"/>
      <text:h text:style-name="Heading_20_4" text:outline-level="4">1. Cel ćwiczenia</text:h>
      <text:p text:style-name="Text_20_body">Celem ćwiczenia było przeprowadzenie testów wydajności mnożenia macierzy zaimplementowanego na zajęciach. Do tego celu należało użyć specjalnego profilera dla kart graficznych firmy Nvidia.</text:p>
      <text:p text:style-name="Text_20_body"/>
      <text:h text:style-name="Heading_20_4" text:outline-level="4">2. Konfiguracja </text:h>
      <text:p text:style-name="Text_20_body">Konfiguracja urządzenia na którym były przeprowadzane eksperymenty to karty z </text:p>
      <text:p text:style-name="Text_20_body">nvidia 5960x @ 4,2 Gdz i Titan X</text:p>
      <text:p text:style-name="Text_20_body"/>
      <text:h text:style-name="Heading_20_4" text:outline-level="4">3. Kod zadania</text:h>
      <text:p text:style-name="Text_20_body"/>
      <text:p text:style-name="Text_20_body">{{ Nie wiem czy trzeba czy nie , samo oceńcie}}</text:p>
      <text:p text:style-name="Text_20_body"/>
      <text:h text:style-name="Heading_20_4" text:outline-level="4">4. Profiler</text:h>
      <text:p text:style-name="Text_20_body">Użycie profilera dało następujące wyniki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helvetica" svg:font-family="helvetica, arial, 'lucida grand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Listkiewicz</meta:initial-creator>
    <meta:creation-date>2015-05-31T21:06:53.84</meta:creation-date>
    <dc:date>2015-05-31T21:14:15.72</dc:date>
    <dc:creator>Piotr Listkiewicz</dc:creator>
    <meta:editing-duration>PT7M22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3" meta:word-count="78" meta:character-count="550"/>
  </office:meta>
</office:document-meta>
</file>